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afhIalT7RpVBE31GgC9MJRU57BP6Iz2wWVl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9:34:49.482611002</meta:creation-date>
    <dc:date>2024-05-14T09:35:22.185700530</dc:date>
    <meta:editing-duration>PT36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